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7cm" svg:height="9.005cm" svg:x="51.379cm" svg:y="3.639cm">
            <draw:object draw:notify-on-update-of-ranges="Tabelle1.C1:Tabelle1.C2 Tabelle1.C3:Tabelle1.C27 Tabelle1.H1:Tabelle1.H2 Tabelle1.H3:Tabelle1.H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51.379cm" svg:y="12.67cm">
            <draw:object draw:notify-on-update-of-ranges="Tabelle1.C1:Tabelle1.C1 Tabelle1.C30:Tabelle1.C54 Tabelle1.H1:Tabelle1.H1 Tabelle1.H30:Tabelle1.H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67.788cm" svg:y="3.717cm">
            <draw:object draw:notify-on-update-of-ranges="Tabelle1.C1:Tabelle1.C2 Tabelle1.C3:Tabelle1.C27 Tabelle1.F1:Tabelle1.F2 Tabelle1.F3:Tabelle1.F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67.927cm" svg:y="12.75cm">
            <draw:object draw:notify-on-update-of-ranges="Tabelle1.C1:Tabelle1.C1 Tabelle1.C30:Tabelle1.C54 Tabelle1.F1:Tabelle1.F1 Tabelle1.F30:Tabelle1.F5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85.246cm" svg:y="3.772cm">
            <draw:object draw:notify-on-update-of-ranges="Tabelle1.C2:Tabelle1.C2 Tabelle1.C3:Tabelle1.C27 Tabelle1.I2:Tabelle1.I2 Tabelle1.I3:Tabelle1.I27 Tabelle1.J2:Tabelle1.J2 Tabelle1.J3:Tabelle1.J27 Tabelle1.K2:Tabelle1.K2 Tabelle1.K3:Tabelle1.K27 Tabelle1.L2:Tabelle1.L2 Tabelle1.L3:Tabelle1.L27 Tabelle1.M2:Tabelle1.M2 Tabelle1.M3:Tabelle1.M27 Tabelle1.N2:Tabelle1.N2 Tabelle1.N3:Tabelle1.N27 Tabelle1.O2:Tabelle1.O2 Tabelle1.O3:Tabelle1.O27 Tabelle1.P2:Tabelle1.P2 Tabelle1.P3:Tabelle1.P27 Tabelle1.Q2:Tabelle1.Q2 Tabelle1.Q3:Tabelle1.Q27 Tabelle1.R2:Tabelle1.R2 Tabelle1.R3:Tabelle1.R27 Tabelle1.S2:Tabelle1.S2 Tabelle1.S3:Tabelle1.S27 Tabelle1.T2:Tabelle1.T2 Tabelle1.T3:Tabelle1.T27 Tabelle1.U2:Tabelle1.U2 Tabelle1.U3:Tabelle1.U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85.089cm" svg:y="12.849cm">
            <draw:object draw:notify-on-update-of-ranges="Tabelle1.C30:Tabelle1.C54 Tabelle1.I2:Tabelle1.I2 Tabelle1.I30:Tabelle1.I54 Tabelle1.J2:Tabelle1.J2 Tabelle1.J30:Tabelle1.J54 Tabelle1.K2:Tabelle1.K2 Tabelle1.K30:Tabelle1.K54 Tabelle1.L2:Tabelle1.L2 Tabelle1.L30:Tabelle1.L54 Tabelle1.M2:Tabelle1.M2 Tabelle1.M30:Tabelle1.M54 Tabelle1.N2:Tabelle1.N2 Tabelle1.N30:Tabelle1.N54 Tabelle1.O2:Tabelle1.O2 Tabelle1.O30:Tabelle1.O54 Tabelle1.P2:Tabelle1.P2 Tabelle1.P30:Tabelle1.P54 Tabelle1.Q2:Tabelle1.Q2 Tabelle1.Q30:Tabelle1.Q54 Tabelle1.R2:Tabelle1.R2 Tabelle1.R30:Tabelle1.R54 Tabelle1.S2:Tabelle1.S2 Tabelle1.S30:Tabelle1.S54 Tabelle1.T2:Tabelle1.T2 Tabelle1.T30:Tabelle1.T54 Tabelle1.U2:Tabelle1.U2 Tabelle1.U30:Tabelle1.U5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8cm" svg:height="9.005cm" svg:x="101.985cm" svg:y="3.799cm">
            <draw:object draw:notify-on-update-of-ranges="Tabelle1.C1:Tabelle1.C2 Tabelle1.C3:Tabelle1.C27 Tabelle1.G1:Tabelle1.G2 Tabelle1.G3:Tabelle1.G2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7cm" svg:height="9.005cm" svg:x="101.985cm" svg:y="12.909cm">
            <draw:object draw:notify-on-update-of-ranges="Tabelle1.C30:Tabelle1.C54 Tabelle1.G1:Tabelle1.G1 Tabelle1.G30:Tabelle1.G5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4"/>
        <table:table-column table:style-name="co1" table:default-cell-style-name="ce18"/>
        <table:table-column table:style-name="co1" table:number-columns-repeated="2" table:default-cell-style-name="ce4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ime</text:p>
          </table:table-cell>
          <table:table-cell table:style-name="ce12" office:value-type="string" calcext:value-type="string" table:number-columns-spanned="1" table:number-rows-spanned="2">
            <text:p>ACK</text:p>
          </table:table-cell>
          <table:table-cell table:style-name="ce12" office:value-type="string" calcext:value-type="string" table:number-columns-spanned="1" table:number-rows-spanned="2">
            <text:p>Packets / s</text:p>
          </table:table-cell>
          <table:table-cell table:style-name="ce14" office:value-type="string" calcext:value-type="string" table:number-columns-spanned="1" table:number-rows-spanned="2">
            <text:p>Data yield</text:p>
          </table:table-cell>
          <table:table-cell table:style-name="ce12" office:value-type="string" calcext:value-type="string" table:number-columns-spanned="1" table:number-rows-spanned="2">
            <text:p>I_avg [mA]</text:p>
          </table:table-cell>
          <table:table-cell table:style-name="ce12" office:value-type="string" calcext:value-type="string" table:number-columns-spanned="1" table:number-rows-spanned="2">
            <text:p>KPI</text:p>
          </table:table-cell>
          <table:table-cell table:style-name="ce22" office:value-type="string" calcext:value-type="string" table:number-columns-spanned="13" table:number-rows-spanned="1">
            <text:p>Packets ok</text:p>
          </table:table-cell>
          <table:covered-table-cell table:number-columns-repeated="12" table:style-name="ce22"/>
          <table:table-cell table:style-name="ce24" office:value-type="string" calcext:value-type="string" table:number-columns-spanned="1" table:number-rows-spanned="2">
            <text:p>Double </text:p>
            <text:p>Check</text:p>
          </table:table-cell>
        </table:table-row>
        <table:table-row table:style-name="ro1">
          <table:covered-table-cell table:style-name="ce2"/>
          <table:covered-table-cell table:style-name="ce6"/>
          <table:covered-table-cell table:style-name="ce10"/>
          <table:covered-table-cell table:number-columns-repeated="2" table:style-name="ce13"/>
          <table:covered-table-cell table:style-name="ce15"/>
          <table:covered-table-cell table:number-columns-repeated="2" table:style-name="ce13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covered-table-cell/>
        </table:table-row>
        <table:table-row table:style-name="ro1">
          <table:table-cell table:style-name="ce3" office:value-type="float" office:value="24443" calcext:value-type="float">
            <text:p>24443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8" table:style-name="ce8" office:value-type="float" office:value="200" calcext:value-type="float">
            <text:p>200</text:p>
          </table:table-cell>
          <table:table-cell table:style-name="ce25" table:formula="of:=SUM([.I3:.U3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9" calcext:value-type="float">
            <text:p>24449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2H00M00S" calcext:value-type="time">
            <text:p>22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4:.U4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65" calcext:value-type="float">
            <text:p>2446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0H45M00S" calcext:value-type="time">
            <text:p>10:4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5" calcext:value-type="percentage">
            <text:p>95.00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6" calcext:value-type="float">
            <text:p>0.96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50" calcext:value-type="float">
            <text:p>150</text:p>
          </table:table-cell>
          <table:table-cell table:style-name="ce25" table:formula="of:=SUM([.I5:.U5])/(13*200)" office:value-type="percentage" office:value="0.95" calcext:value-type="percentage">
            <text:p>95.00%</text:p>
          </table:table-cell>
        </table:table-row>
        <table:table-row table:style-name="ro1">
          <table:table-cell table:style-name="ce3" office:value-type="float" office:value="24505" calcext:value-type="float">
            <text:p>24505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02H30M00S" calcext:value-type="time">
            <text:p>02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6:.U6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61" calcext:value-type="float">
            <text:p>24561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08H00M00S" calcext:value-type="time">
            <text:p>08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88" calcext:value-type="percentage">
            <text:p>99.88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25" table:formula="of:=SUM([.I7:.U7])/(13*200)" office:value-type="percentage" office:value="0.998846153846154" calcext:value-type="percentage">
            <text:p>99.88%</text:p>
          </table:table-cell>
        </table:table-row>
        <table:table-row table:style-name="ro1">
          <table:table-cell table:style-name="ce3" office:value-type="float" office:value="24586" calcext:value-type="float">
            <text:p>2458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8:.U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05" calcext:value-type="float">
            <text:p>2460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7H15M00S" calcext:value-type="time">
            <text:p>17:1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15" calcext:value-type="percentage">
            <text:p>99.15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6" table:style-name="ce8" office:value-type="float" office:value="200" calcext:value-type="float">
            <text:p>20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25" table:formula="of:=SUM([.I9:.U9])/(13*200)" office:value-type="percentage" office:value="0.991538461538462" calcext:value-type="percentage">
            <text:p>99.15%</text:p>
          </table:table-cell>
        </table:table-row>
        <table:table-row table:style-name="ro1">
          <table:table-cell table:style-name="ce3" office:value-type="float" office:value="24616" calcext:value-type="float">
            <text:p>2461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81" calcext:value-type="percentage">
            <text:p>99.81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25" table:formula="of:=SUM([.I10:.U10])/(13*200)" office:value-type="percentage" office:value="0.998076923076923" calcext:value-type="percentage">
            <text:p>99.81%</text:p>
          </table:table-cell>
        </table:table-row>
        <table:table-row table:style-name="ro1">
          <table:table-cell table:style-name="ce3" office:value-type="float" office:value="24625" calcext:value-type="float">
            <text:p>2462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2H18M00S" calcext:value-type="time">
            <text:p>22:18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873" calcext:value-type="percentage">
            <text:p>98.73%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25" table:formula="of:=SUM([.I11:.U11])/(13*200)" office:value-type="percentage" office:value="0.987307692307692" calcext:value-type="percentage">
            <text:p>98.73%</text:p>
          </table:table-cell>
        </table:table-row>
        <table:table-row table:style-name="ro1">
          <table:table-cell table:style-name="ce3" office:value-type="float" office:value="24445" calcext:value-type="float">
            <text:p>2444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1H00M00S" calcext:value-type="time">
            <text:p>21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12:.U12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5" calcext:value-type="float">
            <text:p>2445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3H15M00S" calcext:value-type="time">
            <text:p>23:1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97" calcext:value-type="float">
            <text:p>0.97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13:.U1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94" calcext:value-type="float">
            <text:p>2449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8H04M00S" calcext:value-type="time">
            <text:p>18:04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9" table:style-name="ce8" office:value-type="float" office:value="200" calcext:value-type="float">
            <text:p>200</text:p>
          </table:table-cell>
          <table:table-cell table:style-name="ce25" table:formula="of:=SUM([.I14:.U14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543" calcext:value-type="float">
            <text:p>24543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5" table:formula="of:=SUM([.I15:.U15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570" calcext:value-type="float">
            <text:p>2457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1H15M00S" calcext:value-type="time">
            <text:p>11:1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9" table:style-name="ce8" office:value-type="float" office:value="200" calcext:value-type="float">
            <text:p>200</text:p>
          </table:table-cell>
          <table:table-cell table:style-name="ce25" table:formula="of:=SUM([.I16:.U1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598" calcext:value-type="float">
            <text:p>24598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5H45M00S" calcext:value-type="time">
            <text:p>15:4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17:.U1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12" calcext:value-type="float">
            <text:p>2461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9H28M23S" calcext:value-type="time">
            <text:p>19:28:23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18:.U1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18" calcext:value-type="float">
            <text:p>24618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1H00M00S" calcext:value-type="time">
            <text:p>21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19:.U1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7" calcext:value-type="float">
            <text:p>2444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96" calcext:value-type="float">
            <text:p>0.96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20:.U20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7" calcext:value-type="float">
            <text:p>2445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3H45M00S" calcext:value-type="time">
            <text:p>23:4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21:.U2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96" calcext:value-type="float">
            <text:p>2449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8H30M00S" calcext:value-type="time">
            <text:p>18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22:.U22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45" calcext:value-type="float">
            <text:p>24545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21H00M00S" calcext:value-type="time">
            <text:p>21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23:.U2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72" calcext:value-type="float">
            <text:p>2457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1H45M00S" calcext:value-type="time">
            <text:p>11:4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24:.U24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00" calcext:value-type="float">
            <text:p>2460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6H15M00S" calcext:value-type="time">
            <text:p>16:1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77" calcext:value-type="percentage">
            <text:p>98.77%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97" calcext:value-type="float">
            <text:p>0.97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80" calcext:value-type="float">
            <text:p>180</text:p>
          </table:table-cell>
          <table:table-cell table:style-name="ce25" table:formula="of:=SUM([.I25:.U25])/(13*200)" office:value-type="percentage" office:value="0.987692307692308" calcext:value-type="percentage">
            <text:p>98.77%</text:p>
          </table:table-cell>
        </table:table-row>
        <table:table-row table:style-name="ro1">
          <table:table-cell table:style-name="ce3" office:value-type="float" office:value="24614" calcext:value-type="float">
            <text:p>24614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0H00M00S" calcext:value-type="time">
            <text:p>20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26:.U26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21" calcext:value-type="float">
            <text:p>24621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27:.U2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8" table:number-columns-repeated="2"/>
          <table:table-cell table:style-name="ce17" table:formula="of:=SUM([.F3:.F27])/25" office:value-type="percentage" office:value="0.995928" calcext:value-type="percentage">
            <text:p>99.59%</text:p>
          </table:table-cell>
          <table:table-cell table:style-name="ce20" table:formula="of:=SUM([.G3:.G27])/25" office:value-type="float" office:value="0.7452" calcext:value-type="float">
            <text:p>0.75</text:p>
          </table:table-cell>
          <table:table-cell table:style-name="ce20" table:formula="of:=SUM([.H3:.H27])/25" office:value-type="float" office:value="0.9832" calcext:value-type="float">
            <text:p>0.98</text:p>
          </table:table-cell>
          <table:table-cell table:style-name="ce8" table:number-columns-repeated="13"/>
          <table:table-cell table:style-name="ce2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8" table:number-columns-repeated="2"/>
          <table:table-cell table:style-name="ce16"/>
          <table:table-cell table:style-name="ce19" table:number-columns-repeated="2"/>
          <table:table-cell table:style-name="ce8" table:number-columns-repeated="13"/>
          <table:table-cell table:style-name="ce25"/>
        </table:table-row>
        <table:table-row table:style-name="ro1">
          <table:table-cell table:style-name="ce3" office:value-type="float" office:value="24444" calcext:value-type="float">
            <text:p>24444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5" table:formula="of:=SUM([.I30:.U30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50" calcext:value-type="float">
            <text:p>24450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2H15M00S" calcext:value-type="time">
            <text:p>22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12" calcext:value-type="percentage">
            <text:p>99.12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5" table:formula="of:=SUM([.I31:.U31])/(13*200)" office:value-type="percentage" office:value="0.991153846153846" calcext:value-type="percentage">
            <text:p>99.12%</text:p>
          </table:table-cell>
        </table:table-row>
        <table:table-row table:style-name="ro1">
          <table:table-cell table:style-name="ce3" office:value-type="float" office:value="24466" calcext:value-type="float">
            <text:p>2446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1H00M00S" calcext:value-type="time">
            <text:p>11:0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65" calcext:value-type="percentage">
            <text:p>96.50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7" calcext:value-type="float">
            <text:p>0.97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number-columns-repeated="2" table:style-name="ce8" office:value-type="float" office:value="190" calcext:value-type="float">
            <text:p>19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70" calcext:value-type="float">
            <text:p>170</text:p>
          </table:table-cell>
          <table:table-cell table:style-name="ce25" table:formula="of:=SUM([.I32:.U32])/(13*200)" office:value-type="percentage" office:value="0.965" calcext:value-type="percentage">
            <text:p>96.50%</text:p>
          </table:table-cell>
        </table:table-row>
        <table:table-row table:style-name="ro1">
          <table:table-cell table:style-name="ce3" office:value-type="float" office:value="24506" calcext:value-type="float">
            <text:p>24506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02H45M00S" calcext:value-type="time">
            <text:p>02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33:.U3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62" calcext:value-type="float">
            <text:p>2456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08H15M00S" calcext:value-type="time">
            <text:p>08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34:.U34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87" calcext:value-type="float">
            <text:p>24587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3H45M00S" calcext:value-type="time">
            <text:p>13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35:.U3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06" calcext:value-type="float">
            <text:p>2460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7H30M00S" calcext:value-type="time">
            <text:p>17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54" calcext:value-type="percentage">
            <text:p>99.54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5" table:formula="of:=SUM([.I36:.U36])/(13*200)" office:value-type="percentage" office:value="0.995384615384615" calcext:value-type="percentage">
            <text:p>99.54%</text:p>
          </table:table-cell>
        </table:table-row>
        <table:table-row table:style-name="ro1">
          <table:table-cell table:style-name="ce3" office:value-type="float" office:value="24617" calcext:value-type="float">
            <text:p>24617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25" table:formula="of:=SUM([.I37:.U37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626" calcext:value-type="float">
            <text:p>2462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46" calcext:value-type="percentage">
            <text:p>99.46%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6"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5" table:formula="of:=SUM([.I38:.U38])/(13*200)" office:value-type="percentage" office:value="0.994615384615384" calcext:value-type="percentage">
            <text:p>99.46%</text:p>
          </table:table-cell>
        </table:table-row>
        <table:table-row table:style-name="ro1">
          <table:table-cell table:style-name="ce3" office:value-type="float" office:value="24446" calcext:value-type="float">
            <text:p>2444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1H15M00S" calcext:value-type="time">
            <text:p>21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1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25" table:formula="of:=SUM([.I39:.U39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56" calcext:value-type="float">
            <text:p>2445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3H30M00S" calcext:value-type="time">
            <text:p>23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11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25" table:formula="of:=SUM([.I40:.U40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95" calcext:value-type="float">
            <text:p>2449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8H15M00S" calcext:value-type="time">
            <text:p>18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88" calcext:value-type="percentage">
            <text:p>99.88%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float" office:value="0.98" calcext:value-type="float">
            <text:p>0.98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25" table:formula="of:=SUM([.I41:.U41])/(13*200)" office:value-type="percentage" office:value="0.998846153846154" calcext:value-type="percentage">
            <text:p>99.88%</text:p>
          </table:table-cell>
        </table:table-row>
        <table:table-row table:style-name="ro1">
          <table:table-cell table:style-name="ce3" office:value-type="float" office:value="24544" calcext:value-type="float">
            <text:p>24544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885" calcext:value-type="percentage">
            <text:p>98.85%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98" calcext:value-type="float">
            <text:p>0.98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9" table:style-name="ce8" office:value-type="float" office:value="200" calcext:value-type="float">
            <text:p>200</text:p>
          </table:table-cell>
          <table:table-cell table:style-name="ce25" table:formula="of:=SUM([.I42:.U42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571" calcext:value-type="float">
            <text:p>24571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1H30M00S" calcext:value-type="time">
            <text:p>11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43:.U4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99" calcext:value-type="float">
            <text:p>24599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6H00M00S" calcext:value-type="time">
            <text:p>16:0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98" calcext:value-type="float">
            <text:p>0.98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25" table:formula="of:=SUM([.I44:.U44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613" calcext:value-type="float">
            <text:p>24613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9H45M00S" calcext:value-type="time">
            <text:p>19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98" calcext:value-type="float">
            <text:p>0.98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25" table:formula="of:=SUM([.I45:.U45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620" calcext:value-type="float">
            <text:p>2462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1H10M36S" calcext:value-type="time">
            <text:p>21:10:36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98" calcext:value-type="float">
            <text:p>0.98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25" table:formula="of:=SUM([.I46:.U4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8" calcext:value-type="float">
            <text:p>24448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1H45M00S" calcext:value-type="time">
            <text:p>21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97" calcext:value-type="float">
            <text:p>0.97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47:.U4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64" calcext:value-type="float">
            <text:p>2446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85" calcext:value-type="percentage">
            <text:p>98.85%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97" calcext:value-type="float">
            <text:p>0.97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5" table:formula="of:=SUM([.I48:.U48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504" calcext:value-type="float">
            <text:p>24504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02H15M00S" calcext:value-type="time">
            <text:p>02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97" calcext:value-type="float">
            <text:p>0.97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5" table:formula="of:=SUM([.I49:.U4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60" calcext:value-type="float">
            <text:p>2456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07H45M00S" calcext:value-type="time">
            <text:p>07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58" calcext:value-type="percentage">
            <text:p>98.58%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97" calcext:value-type="float">
            <text:p>0.97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number-columns-repeated="2" table:style-name="ce8" office:value-type="float" office:value="190" calcext:value-type="float">
            <text:p>190</text:p>
          </table:table-cell>
          <table:table-cell table:style-name="ce25" table:formula="of:=SUM([.I50:.U50])/(13*200)" office:value-type="percentage" office:value="0.985769230769231" calcext:value-type="percentage">
            <text:p>98.58%</text:p>
          </table:table-cell>
        </table:table-row>
        <table:table-row table:style-name="ro1">
          <table:table-cell table:style-name="ce3" office:value-type="float" office:value="24585" calcext:value-type="float">
            <text:p>2458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3H15M00S" calcext:value-type="time">
            <text:p>13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08" calcext:value-type="percentage">
            <text:p>98.08%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96" calcext:value-type="float">
            <text:p>0.96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9" table:style-name="ce8" office:value-type="float" office:value="200" calcext:value-type="float">
            <text:p>200</text:p>
          </table:table-cell>
          <table:table-cell table:number-columns-repeated="2" table:style-name="ce8" office:value-type="float" office:value="190" calcext:value-type="float">
            <text:p>190</text:p>
          </table:table-cell>
          <table:table-cell table:style-name="ce8" office:value-type="float" office:value="180" calcext:value-type="float">
            <text:p>180</text:p>
          </table:table-cell>
          <table:table-cell table:style-name="ce25" table:formula="of:=SUM([.I51:.U51])/(13*200)" office:value-type="percentage" office:value="0.980769230769231" calcext:value-type="percentage">
            <text:p>98.08%</text:p>
          </table:table-cell>
        </table:table-row>
        <table:table-row table:style-name="ro1">
          <table:table-cell table:style-name="ce3" office:value-type="float" office:value="24604" calcext:value-type="float">
            <text:p>24604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7H00M12S" calcext:value-type="time">
            <text:p>17:00:12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923" calcext:value-type="percentage">
            <text:p>99.23%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97" calcext:value-type="float">
            <text:p>0.97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8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25" table:formula="of:=SUM([.I52:.U52])/(13*200)" office:value-type="percentage" office:value="0.992307692307692" calcext:value-type="percentage">
            <text:p>99.23%</text:p>
          </table:table-cell>
        </table:table-row>
        <table:table-row table:style-name="ro1">
          <table:table-cell table:style-name="ce3" office:value-type="float" office:value="24615" calcext:value-type="float">
            <text:p>2461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0H15M00S" calcext:value-type="time">
            <text:p>20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69" calcext:value-type="percentage">
            <text:p>98.69%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97" calcext:value-type="float">
            <text:p>0.97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number-columns-repeated="3" table:style-name="ce8" office:value-type="float" office:value="190" calcext:value-type="float">
            <text:p>190</text:p>
          </table:table-cell>
          <table:table-cell table:style-name="ce25" table:formula="of:=SUM([.I53:.U53])/(13*200)" office:value-type="percentage" office:value="0.986923076923077" calcext:value-type="percentage">
            <text:p>98.69%</text:p>
          </table:table-cell>
        </table:table-row>
        <table:table-row table:style-name="ro1">
          <table:table-cell table:style-name="ce3" office:value-type="float" office:value="24622" calcext:value-type="float">
            <text:p>2462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1H45M00S" calcext:value-type="time">
            <text:p>21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923" calcext:value-type="percentage">
            <text:p>99.23%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97" calcext:value-type="float">
            <text:p>0.97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4" calcext:value-type="float">
            <text:p>194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25" table:formula="of:=SUM([.I54:.U54])/(13*200)" office:value-type="percentage" office:value="0.992307692307692" calcext:value-type="percentage">
            <text:p>99.23%</text:p>
          </table:table-cell>
        </table:table-row>
        <table:table-row table:style-name="ro1">
          <table:table-cell table:style-name="ce3"/>
          <table:table-cell table:style-name="ce7"/>
          <table:table-cell table:style-name="ce8" table:number-columns-repeated="3"/>
          <table:table-cell table:style-name="ce17" table:formula="of:=SUM([.F30:.F54])/25" office:value-type="percentage" office:value="0.99334" calcext:value-type="percentage">
            <text:p>99.33%</text:p>
          </table:table-cell>
          <table:table-cell table:style-name="ce20" table:formula="of:=SUM([.G30:.G54])/25" office:value-type="float" office:value="0.878" calcext:value-type="float">
            <text:p>0.88</text:p>
          </table:table-cell>
          <table:table-cell table:style-name="ce20" table:formula="of:=SUM([.H30:.H54])/25" office:value-type="float" office:value="0.9792" calcext:value-type="float">
            <text:p>0.98</text:p>
          </table:table-cell>
          <table:table-cell table:style-name="ce23" table:number-columns-repeated="13"/>
          <table:table-cell/>
        </table:table-row>
        <table:table-row table:style-name="ro1" table:number-rows-repeated="30">
          <table:table-cell table:style-name="ce3"/>
          <table:table-cell table:style-name="ce7"/>
          <table:table-cell table:style-name="ce8" table:number-columns-repeated="3"/>
          <table:table-cell table:style-name="ce16"/>
          <table:table-cell table:style-name="ce19" table:number-columns-repeated="2"/>
          <table:table-cell table:style-name="ce23" table:number-columns-repeated="13"/>
          <table:table-cell/>
        </table:table-row>
        <table:table-row table:style-name="ro1" table:number-rows-repeated="8">
          <table:table-cell table:style-name="ce3"/>
          <table:table-cell table:style-name="ce8" table:number-columns-repeated="4"/>
          <table:table-cell table:style-name="ce16"/>
          <table:table-cell table:style-name="ce19" table:number-columns-repeated="2"/>
          <table:table-cell table:style-name="ce23" table:number-columns-repeated="13"/>
          <table:table-cell/>
        </table:table-row>
        <table:table-row table:style-name="ro1" table:number-rows-repeated="99">
          <table:table-cell table:number-columns-repeated="6"/>
          <table:table-cell table:style-name="ce21" table:number-columns-repeated="2"/>
          <table:table-cell table:number-columns-repeated="14"/>
        </table:table-row>
        <table:table-row table:style-name="ro1" table:number-rows-repeated="104838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Tabelle1.A3:Tabelle1.V54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.00.0000</text:date>, <text:time style:data-style-name="N2" text:time-value="09:08:39.2859737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35:11.151164971</meta:creation-date>
    <dc:date>2015-12-06T09:38:05.047444512</dc:date>
    <meta:editing-duration>PT3H37M</meta:editing-duration>
    <meta:editing-cycles>50</meta:editing-cycles>
    <meta:generator>LibreOffice/4.2.8.2$Linux_X86_64 LibreOffice_project/420m0$Build-2</meta:generator>
    <meta:document-statistic meta:table-count="1" meta:cell-count="112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35cm" svg:y="0.316cm" chart:style-name="ch2">
          <text:p>No ACK</text:p>
        </chart:title>
        <chart:legend chart:legend-position="end" svg:x="14.555cm" svg:y="4.204cm" style:legend-expansion="high" chart:style-name="ch3"/>
        <chart:plot-area chart:style-name="ch4" table:cell-range-address="Tabelle1.C1:Tabelle1.C27 Tabelle1.H1:Tabelle1.H27" chart:data-source-has-labels="both" svg:x="0.319cm" svg:y="1.301cm" svg:width="13.917cm" svg:height="7.525cm">
          <chartooo:coordinate-region svg:x="1.397cm" svg:y="1.501cm" svg:width="12.699cm" svg:height="5.859cm"/>
          <chart:axis chart:dimension="x" chart:name="primary-x" chart:style-name="ch5" chartooo:axis-type="auto">
            <chartooo:date-scale/>
            <chart:categories table:cell-range-address="Tabelle1.C3:Tabelle1.C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H3:Tabelle1.H27" chart:label-cell-address="Tabelle1.H1:Tabelle1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I</text:p>
                <text:list>
                  <text:list-item>
                    <text:p>KPI</text:p>
                  </text:list-item>
                  <text:list-item>
                    <text:p/>
                  </text:list-item>
                </text:list>
                <draw:g>
                  <svg:desc>Tabelle1.H1:Tabelle1.H2</svg:desc>
                </draw:g>
              </table:table-cell>
            </table:table-row>
          </table:table-header-rows>
          <table:table-rows>
            <table:table-row>
              <table:table-cell office:value-type="float" office:value="0.854166666666667">
                <text:p>0</text:p>
                <draw:g>
                  <svg:desc>Tabelle1.C3:Tabelle1.C27</svg:desc>
                </draw:g>
              </table:table-cell>
              <table:table-cell office:value-type="float" office:value="0.99">
                <text:p>0.99</text:p>
                <draw:g>
                  <svg:desc>Tabelle1.H3:Tabelle1.H27</svg:desc>
                </draw:g>
              </table:table-cell>
            </table:table-row>
            <table:table-row>
              <table:table-cell office:value-type="float" office:value="0.916666666666667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447916666666667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5625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71875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854166666666667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29166666666667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6875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752777777777778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854166666666667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46875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65625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811377314814815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895833333333333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989583333333333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770833333333333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489583333333333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677083333333333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895833333333333">
                <text:p>0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466cm" svg:y="0.316cm" chart:style-name="ch2">
          <text:p>ACK</text:p>
        </chart:title>
        <chart:legend chart:legend-position="end" svg:x="14.661cm" svg:y="4.204cm" style:legend-expansion="high" chart:style-name="ch3"/>
        <chart:plot-area chart:style-name="ch4" table:cell-range-address="Tabelle1.C1:Tabelle1.C1 Tabelle1.C30:Tabelle1.C54 Tabelle1.H1:Tabelle1.H1 Tabelle1.H30:Tabelle1.H54" chart:data-source-has-labels="both" svg:x="0.319cm" svg:y="1.301cm" svg:width="14.023cm" svg:height="7.525cm">
          <chartooo:coordinate-region svg:x="1.397cm" svg:y="1.501cm" svg:width="12.805cm" svg:height="5.859cm"/>
          <chart:axis chart:dimension="x" chart:name="primary-x" chart:style-name="ch5" chartooo:axis-type="auto">
            <chartooo:date-scale/>
            <chart:categories table:cell-range-address="Tabelle1.C30:Tabelle1.C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H30:Tabelle1.H54" chart:label-cell-address="Tabelle1.H1:Tabelle1.H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I</text:p>
                <draw:g>
                  <svg:desc>Tabelle1.H1:Tabelle1.H1</svg:desc>
                </draw:g>
              </table:table-cell>
            </table:table-row>
          </table:table-header-rows>
          <table:table-rows>
            <table:table-row>
              <table:table-cell office:value-type="float" office:value="0.864583333333333">
                <text:p>0</text:p>
                <draw:g>
                  <svg:desc>Tabelle1.C30:Tabelle1.C54</svg:desc>
                </draw:g>
              </table:table-cell>
              <table:table-cell office:value-type="float" office:value="0.99">
                <text:p>0.99</text:p>
                <draw:g>
                  <svg:desc>Tabelle1.H30:Tabelle1.H54</svg:desc>
                </draw:g>
              </table:table-cell>
            </table:table-row>
            <table:table-row>
              <table:table-cell office:value-type="float" office:value="0.927083333333333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34375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572916666666667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729166666666667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864583333333333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375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885416666666667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979166666666667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760416666666667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864583333333333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479166666666667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822916666666667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882361111111111">
                <text:p>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90625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4375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322916666666667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552083333333333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708472222222222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84375">
                <text:p>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90625">
                <text:p>0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35cm" svg:y="0.316cm" chart:style-name="ch2">
          <text:p>No ACK</text:p>
        </chart:title>
        <chart:legend chart:legend-position="end" svg:x="13.603cm" svg:y="4.204cm" style:legend-expansion="high" chart:style-name="ch3"/>
        <chart:plot-area chart:style-name="ch4" table:cell-range-address="Tabelle1.C1:Tabelle1.C27 Tabelle1.F1:Tabelle1.F27" chart:data-source-has-labels="both" svg:x="0.319cm" svg:y="1.301cm" svg:width="12.965cm" svg:height="7.525cm">
          <chartooo:coordinate-region svg:x="1.919cm" svg:y="1.5cm" svg:width="11.225cm" svg:height="5.86cm"/>
          <chart:axis chart:dimension="x" chart:name="primary-x" chart:style-name="ch5" chartooo:axis-type="auto">
            <chartooo:date-scale/>
            <chart:categories table:cell-range-address="Tabelle1.C3:Tabelle1.C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3:Tabelle1.F27" chart:label-cell-address="Tabelle1.F1:Tabelle1.F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yield</text:p>
                <text:list>
                  <text:list-item>
                    <text:p>Data yield</text:p>
                  </text:list-item>
                  <text:list-item>
                    <text:p/>
                  </text:list-item>
                </text:list>
                <draw:g>
                  <svg:desc>Tabelle1.F1:Tabelle1.F2</svg:desc>
                </draw:g>
              </table:table-cell>
            </table:table-row>
          </table:table-header-rows>
          <table:table-rows>
            <table:table-row>
              <table:table-cell office:value-type="float" office:value="0.854166666666667">
                <text:p>0</text:p>
                <draw:g>
                  <svg:desc>Tabelle1.C3:Tabelle1.C27</svg:desc>
                </draw:g>
              </table:table-cell>
              <table:table-cell office:value-type="float" office:value="0.9962">
                <text:p>0.9962</text:p>
                <draw:g>
                  <svg:desc>Tabelle1.F3:Tabelle1.F27</svg:desc>
                </draw:g>
              </table:table-cell>
            </table:table-row>
            <table:table-row>
              <table:table-cell office:value-type="float" office:value="0.91666666666666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47916666666667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float" office:value="0.562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1875">
                <text:p>0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float" office:value="0.854166666666667">
                <text:p>0</text:p>
              </table:table-cell>
              <table:table-cell office:value-type="float" office:value="0.9981">
                <text:p>0.9981</text:p>
              </table:table-cell>
            </table:table-row>
            <table:table-row>
              <table:table-cell office:value-type="float" office:value="0.929166666666667">
                <text:p>0</text:p>
              </table:table-cell>
              <table:table-cell office:value-type="float" office:value="0.9873">
                <text:p>0.9873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687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2777777777778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854166666666667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46875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6562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1137731481481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583333333333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8958333333333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7083333333333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8958333333333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77083333333333">
                <text:p>0</text:p>
              </table:table-cell>
              <table:table-cell office:value-type="float" office:value="0.9877">
                <text:p>0.9877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5833333333333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466cm" svg:y="0.316cm" chart:style-name="ch2">
          <text:p>ACK</text:p>
        </chart:title>
        <chart:legend chart:legend-position="end" svg:x="13.708cm" svg:y="4.204cm" style:legend-expansion="high" chart:style-name="ch3"/>
        <chart:plot-area chart:style-name="ch4" table:cell-range-address="Tabelle1.C1:Tabelle1.C1 Tabelle1.C30:Tabelle1.C54 Tabelle1.F1:Tabelle1.F1 Tabelle1.F30:Tabelle1.F54" chart:data-source-has-labels="both" svg:x="0.319cm" svg:y="1.301cm" svg:width="13.07cm" svg:height="7.525cm">
          <chartooo:coordinate-region svg:x="1.919cm" svg:y="1.5cm" svg:width="11.33cm" svg:height="5.86cm"/>
          <chart:axis chart:dimension="x" chart:name="primary-x" chart:style-name="ch5" chartooo:axis-type="auto">
            <chartooo:date-scale/>
            <chart:categories table:cell-range-address="Tabelle1.C30:Tabelle1.C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30:Tabelle1.F54" chart:label-cell-address="Tabelle1.F1:Tabelle1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yield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float" office:value="0.864583333333333">
                <text:p>0</text:p>
                <draw:g>
                  <svg:desc>Tabelle1.C30:Tabelle1.C54</svg:desc>
                </draw:g>
              </table:table-cell>
              <table:table-cell office:value-type="float" office:value="0.9962">
                <text:p>0.9962</text:p>
                <draw:g>
                  <svg:desc>Tabelle1.F30:Tabelle1.F54</svg:desc>
                </draw:g>
              </table:table-cell>
            </table:table-row>
            <table:table-row>
              <table:table-cell office:value-type="float" office:value="0.927083333333333">
                <text:p>0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437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7291666666666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29166666666667">
                <text:p>0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float" office:value="0.864583333333333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9375">
                <text:p>0</text:p>
              </table:table-cell>
              <table:table-cell office:value-type="float" office:value="0.9946">
                <text:p>0.9946</text:p>
              </table:table-cell>
            </table:table-row>
            <table:table-row>
              <table:table-cell office:value-type="float" office:value="0.885416666666667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979166666666667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760416666666667">
                <text:p>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float" office:value="0.864583333333333">
                <text:p>0</text:p>
              </table:table-cell>
              <table:table-cell office:value-type="float" office:value="0.9885">
                <text:p>0.9885</text:p>
              </table:table-cell>
            </table:table-row>
            <table:table-row>
              <table:table-cell office:value-type="float" office:value="0.47916666666666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822916666666667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882361111111111">
                <text:p>0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float" office:value="0.9062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375">
                <text:p>0</text:p>
              </table:table-cell>
              <table:table-cell office:value-type="float" office:value="0.9885">
                <text:p>0.9885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2916666666667">
                <text:p>0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float" office:value="0.552083333333333">
                <text:p>0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float" office:value="0.708472222222222">
                <text:p>0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float" office:value="0.84375">
                <text:p>0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float" office:value="0.90625">
                <text:p>0</text:p>
              </table:table-cell>
              <table:table-cell office:value-type="float" office:value="0.9923">
                <text:p>0.9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55" chart:maximum="20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35cm" svg:y="0.316cm" chart:style-name="ch2">
          <text:p>No ACK</text:p>
        </chart:title>
        <chart:legend chart:legend-position="end" svg:x="14.873cm" svg:y="1.216cm" style:legend-expansion="high" chart:style-name="ch3"/>
        <chart:plot-area chart:style-name="ch4" table:cell-range-address="Tabelle1.C2:Tabelle1.C27 Tabelle1.I2:Tabelle1.U27" chart:data-source-has-labels="both" svg:x="0.319cm" svg:y="1.301cm" svg:width="14.235cm" svg:height="7.525cm">
          <chartooo:coordinate-region svg:x="1.397cm" svg:y="1.5cm" svg:width="13.017cm" svg:height="5.86cm"/>
          <chart:axis chart:dimension="x" chart:name="primary-x" chart:style-name="ch5" chartooo:axis-type="auto">
            <chartooo:date-scale/>
            <chart:categories table:cell-range-address="Tabelle1.C3:Tabelle1.C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I3:Tabelle1.I27" chart:label-cell-address="Tabelle1.I2:Tabelle1.I2" chart:class="chart:line">
            <chart:data-point chart:repeated="25"/>
          </chart:series>
          <chart:series chart:style-name="ch9" chart:values-cell-range-address="Tabelle1.J3:Tabelle1.J27" chart:label-cell-address="Tabelle1.J2:Tabelle1.J2" chart:class="chart:line">
            <chart:data-point chart:repeated="25"/>
          </chart:series>
          <chart:series chart:style-name="ch10" chart:values-cell-range-address="Tabelle1.K3:Tabelle1.K27" chart:label-cell-address="Tabelle1.K2:Tabelle1.K2" chart:class="chart:line">
            <chart:data-point chart:repeated="25"/>
          </chart:series>
          <chart:series chart:style-name="ch11" chart:values-cell-range-address="Tabelle1.L3:Tabelle1.L27" chart:label-cell-address="Tabelle1.L2:Tabelle1.L2" chart:class="chart:line">
            <chart:data-point chart:repeated="25"/>
          </chart:series>
          <chart:series chart:style-name="ch12" chart:values-cell-range-address="Tabelle1.M3:Tabelle1.M27" chart:label-cell-address="Tabelle1.M2:Tabelle1.M2" chart:class="chart:line">
            <chart:data-point chart:repeated="25"/>
          </chart:series>
          <chart:series chart:style-name="ch13" chart:values-cell-range-address="Tabelle1.N3:Tabelle1.N27" chart:label-cell-address="Tabelle1.N2:Tabelle1.N2" chart:class="chart:line">
            <chart:data-point chart:repeated="25"/>
          </chart:series>
          <chart:series chart:style-name="ch14" chart:values-cell-range-address="Tabelle1.O3:Tabelle1.O27" chart:label-cell-address="Tabelle1.O2:Tabelle1.O2" chart:class="chart:line">
            <chart:data-point chart:repeated="25"/>
          </chart:series>
          <chart:series chart:style-name="ch15" chart:values-cell-range-address="Tabelle1.P3:Tabelle1.P27" chart:label-cell-address="Tabelle1.P2:Tabelle1.P2" chart:class="chart:line">
            <chart:data-point chart:repeated="25"/>
          </chart:series>
          <chart:series chart:style-name="ch16" chart:values-cell-range-address="Tabelle1.Q3:Tabelle1.Q27" chart:label-cell-address="Tabelle1.Q2:Tabelle1.Q2" chart:class="chart:line">
            <chart:data-point chart:repeated="25"/>
          </chart:series>
          <chart:series chart:style-name="ch17" chart:values-cell-range-address="Tabelle1.R3:Tabelle1.R27" chart:label-cell-address="Tabelle1.R2:Tabelle1.R2" chart:class="chart:line">
            <chart:data-point chart:repeated="25"/>
          </chart:series>
          <chart:series chart:style-name="ch18" chart:values-cell-range-address="Tabelle1.S3:Tabelle1.S27" chart:label-cell-address="Tabelle1.S2:Tabelle1.S2" chart:class="chart:line">
            <chart:data-point chart:repeated="25"/>
          </chart:series>
          <chart:series chart:style-name="ch19" chart:values-cell-range-address="Tabelle1.T3:Tabelle1.T27" chart:label-cell-address="Tabelle1.T2:Tabelle1.T2" chart:class="chart:line">
            <chart:data-point chart:repeated="25"/>
          </chart:series>
          <chart:series chart:style-name="ch20" chart:values-cell-range-address="Tabelle1.U3:Tabelle1.U27" chart:label-cell-address="Tabelle1.U2:Tabelle1.U2" chart:class="chart:line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Tabelle1.I2:Tabelle1.I2</svg:desc>
                </draw:g>
              </table:table-cell>
              <table:table-cell office:value-type="string">
                <text:p>1</text:p>
                <draw:g>
                  <svg:desc>Tabelle1.J2:Tabelle1.J2</svg:desc>
                </draw:g>
              </table:table-cell>
              <table:table-cell office:value-type="string">
                <text:p>2</text:p>
                <draw:g>
                  <svg:desc>Tabelle1.K2:Tabelle1.K2</svg:desc>
                </draw:g>
              </table:table-cell>
              <table:table-cell office:value-type="string">
                <text:p>3</text:p>
                <draw:g>
                  <svg:desc>Tabelle1.L2:Tabelle1.L2</svg:desc>
                </draw:g>
              </table:table-cell>
              <table:table-cell office:value-type="string">
                <text:p>4</text:p>
                <draw:g>
                  <svg:desc>Tabelle1.M2:Tabelle1.M2</svg:desc>
                </draw:g>
              </table:table-cell>
              <table:table-cell office:value-type="string">
                <text:p>6</text:p>
                <draw:g>
                  <svg:desc>Tabelle1.N2:Tabelle1.N2</svg:desc>
                </draw:g>
              </table:table-cell>
              <table:table-cell office:value-type="string">
                <text:p>33</text:p>
                <draw:g>
                  <svg:desc>Tabelle1.O2:Tabelle1.O2</svg:desc>
                </draw:g>
              </table:table-cell>
              <table:table-cell office:value-type="string">
                <text:p>8</text:p>
                <draw:g>
                  <svg:desc>Tabelle1.P2:Tabelle1.P2</svg:desc>
                </draw:g>
              </table:table-cell>
              <table:table-cell office:value-type="string">
                <text:p>15</text:p>
                <draw:g>
                  <svg:desc>Tabelle1.Q2:Tabelle1.Q2</svg:desc>
                </draw:g>
              </table:table-cell>
              <table:table-cell office:value-type="string">
                <text:p>16</text:p>
                <draw:g>
                  <svg:desc>Tabelle1.R2:Tabelle1.R2</svg:desc>
                </draw:g>
              </table:table-cell>
              <table:table-cell office:value-type="string">
                <text:p>22</text:p>
                <draw:g>
                  <svg:desc>Tabelle1.S2:Tabelle1.S2</svg:desc>
                </draw:g>
              </table:table-cell>
              <table:table-cell office:value-type="string">
                <text:p>28</text:p>
                <draw:g>
                  <svg:desc>Tabelle1.T2:Tabelle1.T2</svg:desc>
                </draw:g>
              </table:table-cell>
              <table:table-cell office:value-type="string">
                <text:p>31</text:p>
                <draw:g>
                  <svg:desc>Tabelle1.U2:Tabelle1.U2</svg:desc>
                </draw:g>
              </table:table-cell>
            </table:table-row>
          </table:table-header-rows>
          <table:table-rows>
            <table:table-row>
              <table:table-cell office:value-type="float" office:value="0.854166666666667">
                <text:p>0</text:p>
                <draw:g>
                  <svg:desc>Tabelle1.C3:Tabelle1.C27</svg:desc>
                </draw:g>
              </table:table-cell>
              <table:table-cell office:value-type="float" office:value="200">
                <text:p>200</text:p>
                <draw:g>
                  <svg:desc>Tabelle1.I3:Tabelle1.I27</svg:desc>
                </draw:g>
              </table:table-cell>
              <table:table-cell office:value-type="float" office:value="200">
                <text:p>200</text:p>
                <draw:g>
                  <svg:desc>Tabelle1.J3:Tabelle1.J27</svg:desc>
                </draw:g>
              </table:table-cell>
              <table:table-cell office:value-type="float" office:value="200">
                <text:p>200</text:p>
                <draw:g>
                  <svg:desc>Tabelle1.K3:Tabelle1.K27</svg:desc>
                </draw:g>
              </table:table-cell>
              <table:table-cell office:value-type="float" office:value="200">
                <text:p>200</text:p>
                <draw:g>
                  <svg:desc>Tabelle1.L3:Tabelle1.L27</svg:desc>
                </draw:g>
              </table:table-cell>
              <table:table-cell office:value-type="float" office:value="190">
                <text:p>190</text:p>
                <draw:g>
                  <svg:desc>Tabelle1.M3:Tabelle1.M27</svg:desc>
                </draw:g>
              </table:table-cell>
              <table:table-cell office:value-type="float" office:value="200">
                <text:p>200</text:p>
                <draw:g>
                  <svg:desc>Tabelle1.N3:Tabelle1.N27</svg:desc>
                </draw:g>
              </table:table-cell>
              <table:table-cell office:value-type="float" office:value="200">
                <text:p>200</text:p>
                <draw:g>
                  <svg:desc>Tabelle1.O3:Tabelle1.O27</svg:desc>
                </draw:g>
              </table:table-cell>
              <table:table-cell office:value-type="float" office:value="200">
                <text:p>200</text:p>
                <draw:g>
                  <svg:desc>Tabelle1.P3:Tabelle1.P27</svg:desc>
                </draw:g>
              </table:table-cell>
              <table:table-cell office:value-type="float" office:value="200">
                <text:p>200</text:p>
                <draw:g>
                  <svg:desc>Tabelle1.Q3:Tabelle1.Q27</svg:desc>
                </draw:g>
              </table:table-cell>
              <table:table-cell office:value-type="float" office:value="200">
                <text:p>200</text:p>
                <draw:g>
                  <svg:desc>Tabelle1.R3:Tabelle1.R27</svg:desc>
                </draw:g>
              </table:table-cell>
              <table:table-cell office:value-type="float" office:value="200">
                <text:p>200</text:p>
                <draw:g>
                  <svg:desc>Tabelle1.S3:Tabelle1.S27</svg:desc>
                </draw:g>
              </table:table-cell>
              <table:table-cell office:value-type="float" office:value="200">
                <text:p>200</text:p>
                <draw:g>
                  <svg:desc>Tabelle1.T3:Tabelle1.T27</svg:desc>
                </draw:g>
              </table:table-cell>
              <table:table-cell office:value-type="float" office:value="200">
                <text:p>200</text:p>
                <draw:g>
                  <svg:desc>Tabelle1.U3:Tabelle1.U27</svg:desc>
                </draw:g>
              </table:table-cell>
            </table:table-row>
            <table:table-row>
              <table:table-cell office:value-type="float" office:value="0.91666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447916666666667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562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718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5416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92916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00">
                <text:p>200</text:p>
              </table:table-cell>
              <table:table-cell office:value-type="float" office:value="193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968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752777777777778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5416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468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6562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1137731481481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9583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98958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77083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48958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677083333333333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9583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ACK</text:p>
        </chart:title>
        <chart:legend chart:legend-position="end" svg:x="14.875cm" svg:y="1.213cm" style:legend-expansion="high" chart:style-name="ch3"/>
        <chart:plot-area chart:style-name="ch4" table:cell-range-address="Tabelle1.C30:Tabelle1.C54 Tabelle1.I2:Tabelle1.U2 Tabelle1.I30:Tabelle1.U54" chart:data-source-has-labels="both" svg:x="0.32cm" svg:y="1.301cm" svg:width="14.235cm" svg:height="7.519cm">
          <chartooo:coordinate-region svg:x="1.398cm" svg:y="1.5cm" svg:width="13.017cm" svg:height="5.854cm"/>
          <chart:axis chart:dimension="x" chart:name="primary-x" chart:style-name="ch5" chartooo:axis-type="auto">
            <chartooo:date-scale/>
            <chart:categories table:cell-range-address="Tabelle1.C30:Tabelle1.C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I30:Tabelle1.I54" chart:label-cell-address="Tabelle1.I2:Tabelle1.I2" chart:class="chart:line">
            <chart:data-point chart:repeated="25"/>
          </chart:series>
          <chart:series chart:style-name="ch9" chart:values-cell-range-address="Tabelle1.J30:Tabelle1.J54" chart:label-cell-address="Tabelle1.J2:Tabelle1.J2" chart:class="chart:line">
            <chart:data-point chart:repeated="25"/>
          </chart:series>
          <chart:series chart:style-name="ch10" chart:values-cell-range-address="Tabelle1.K30:Tabelle1.K54" chart:label-cell-address="Tabelle1.K2:Tabelle1.K2" chart:class="chart:line">
            <chart:data-point chart:repeated="25"/>
          </chart:series>
          <chart:series chart:style-name="ch11" chart:values-cell-range-address="Tabelle1.L30:Tabelle1.L54" chart:label-cell-address="Tabelle1.L2:Tabelle1.L2" chart:class="chart:line">
            <chart:data-point chart:repeated="25"/>
          </chart:series>
          <chart:series chart:style-name="ch12" chart:values-cell-range-address="Tabelle1.M30:Tabelle1.M54" chart:label-cell-address="Tabelle1.M2:Tabelle1.M2" chart:class="chart:line">
            <chart:data-point chart:repeated="25"/>
          </chart:series>
          <chart:series chart:style-name="ch13" chart:values-cell-range-address="Tabelle1.N30:Tabelle1.N54" chart:label-cell-address="Tabelle1.N2:Tabelle1.N2" chart:class="chart:line">
            <chart:data-point chart:repeated="25"/>
          </chart:series>
          <chart:series chart:style-name="ch14" chart:values-cell-range-address="Tabelle1.O30:Tabelle1.O54" chart:label-cell-address="Tabelle1.O2:Tabelle1.O2" chart:class="chart:line">
            <chart:data-point chart:repeated="25"/>
          </chart:series>
          <chart:series chart:style-name="ch15" chart:values-cell-range-address="Tabelle1.P30:Tabelle1.P54" chart:label-cell-address="Tabelle1.P2:Tabelle1.P2" chart:class="chart:line">
            <chart:data-point chart:repeated="25"/>
          </chart:series>
          <chart:series chart:style-name="ch16" chart:values-cell-range-address="Tabelle1.Q30:Tabelle1.Q54" chart:label-cell-address="Tabelle1.Q2:Tabelle1.Q2" chart:class="chart:line">
            <chart:data-point chart:repeated="25"/>
          </chart:series>
          <chart:series chart:style-name="ch17" chart:values-cell-range-address="Tabelle1.R30:Tabelle1.R54" chart:label-cell-address="Tabelle1.R2:Tabelle1.R2" chart:class="chart:line">
            <chart:data-point chart:repeated="25"/>
          </chart:series>
          <chart:series chart:style-name="ch18" chart:values-cell-range-address="Tabelle1.S30:Tabelle1.S54" chart:label-cell-address="Tabelle1.S2:Tabelle1.S2" chart:class="chart:line">
            <chart:data-point chart:repeated="25"/>
          </chart:series>
          <chart:series chart:style-name="ch19" chart:values-cell-range-address="Tabelle1.T30:Tabelle1.T54" chart:label-cell-address="Tabelle1.T2:Tabelle1.T2" chart:class="chart:line">
            <chart:data-point chart:repeated="25"/>
          </chart:series>
          <chart:series chart:style-name="ch20" chart:values-cell-range-address="Tabelle1.U30:Tabelle1.U54" chart:label-cell-address="Tabelle1.U2:Tabelle1.U2" chart:class="chart:line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Tabelle1.I2:Tabelle1.I2</svg:desc>
                </draw:g>
              </table:table-cell>
              <table:table-cell office:value-type="string">
                <text:p>1</text:p>
                <draw:g>
                  <svg:desc>Tabelle1.J2:Tabelle1.J2</svg:desc>
                </draw:g>
              </table:table-cell>
              <table:table-cell office:value-type="string">
                <text:p>2</text:p>
                <draw:g>
                  <svg:desc>Tabelle1.K2:Tabelle1.K2</svg:desc>
                </draw:g>
              </table:table-cell>
              <table:table-cell office:value-type="string">
                <text:p>3</text:p>
                <draw:g>
                  <svg:desc>Tabelle1.L2:Tabelle1.L2</svg:desc>
                </draw:g>
              </table:table-cell>
              <table:table-cell office:value-type="string">
                <text:p>4</text:p>
                <draw:g>
                  <svg:desc>Tabelle1.M2:Tabelle1.M2</svg:desc>
                </draw:g>
              </table:table-cell>
              <table:table-cell office:value-type="string">
                <text:p>6</text:p>
                <draw:g>
                  <svg:desc>Tabelle1.N2:Tabelle1.N2</svg:desc>
                </draw:g>
              </table:table-cell>
              <table:table-cell office:value-type="string">
                <text:p>33</text:p>
                <draw:g>
                  <svg:desc>Tabelle1.O2:Tabelle1.O2</svg:desc>
                </draw:g>
              </table:table-cell>
              <table:table-cell office:value-type="string">
                <text:p>8</text:p>
                <draw:g>
                  <svg:desc>Tabelle1.P2:Tabelle1.P2</svg:desc>
                </draw:g>
              </table:table-cell>
              <table:table-cell office:value-type="string">
                <text:p>15</text:p>
                <draw:g>
                  <svg:desc>Tabelle1.Q2:Tabelle1.Q2</svg:desc>
                </draw:g>
              </table:table-cell>
              <table:table-cell office:value-type="string">
                <text:p>16</text:p>
                <draw:g>
                  <svg:desc>Tabelle1.R2:Tabelle1.R2</svg:desc>
                </draw:g>
              </table:table-cell>
              <table:table-cell office:value-type="string">
                <text:p>22</text:p>
                <draw:g>
                  <svg:desc>Tabelle1.S2:Tabelle1.S2</svg:desc>
                </draw:g>
              </table:table-cell>
              <table:table-cell office:value-type="string">
                <text:p>28</text:p>
                <draw:g>
                  <svg:desc>Tabelle1.T2:Tabelle1.T2</svg:desc>
                </draw:g>
              </table:table-cell>
              <table:table-cell office:value-type="string">
                <text:p>31</text:p>
                <draw:g>
                  <svg:desc>Tabelle1.U2:Tabelle1.U2</svg:desc>
                </draw:g>
              </table:table-cell>
            </table:table-row>
          </table:table-header-rows>
          <table:table-rows>
            <table:table-row>
              <table:table-cell office:value-type="float" office:value="0.864583333333333">
                <text:p>0</text:p>
                <draw:g>
                  <svg:desc>Tabelle1.C30:Tabelle1.C54</svg:desc>
                </draw:g>
              </table:table-cell>
              <table:table-cell office:value-type="float" office:value="200">
                <text:p>200</text:p>
                <draw:g>
                  <svg:desc>Tabelle1.I30:Tabelle1.I54</svg:desc>
                </draw:g>
              </table:table-cell>
              <table:table-cell office:value-type="float" office:value="200">
                <text:p>200</text:p>
                <draw:g>
                  <svg:desc>Tabelle1.J30:Tabelle1.J54</svg:desc>
                </draw:g>
              </table:table-cell>
              <table:table-cell office:value-type="float" office:value="200">
                <text:p>200</text:p>
                <draw:g>
                  <svg:desc>Tabelle1.K30:Tabelle1.K54</svg:desc>
                </draw:g>
              </table:table-cell>
              <table:table-cell office:value-type="float" office:value="200">
                <text:p>200</text:p>
                <draw:g>
                  <svg:desc>Tabelle1.L30:Tabelle1.L54</svg:desc>
                </draw:g>
              </table:table-cell>
              <table:table-cell office:value-type="float" office:value="200">
                <text:p>200</text:p>
                <draw:g>
                  <svg:desc>Tabelle1.M30:Tabelle1.M54</svg:desc>
                </draw:g>
              </table:table-cell>
              <table:table-cell office:value-type="float" office:value="200">
                <text:p>200</text:p>
                <draw:g>
                  <svg:desc>Tabelle1.N30:Tabelle1.N54</svg:desc>
                </draw:g>
              </table:table-cell>
              <table:table-cell office:value-type="float" office:value="200">
                <text:p>200</text:p>
                <draw:g>
                  <svg:desc>Tabelle1.O30:Tabelle1.O54</svg:desc>
                </draw:g>
              </table:table-cell>
              <table:table-cell office:value-type="float" office:value="200">
                <text:p>200</text:p>
                <draw:g>
                  <svg:desc>Tabelle1.P30:Tabelle1.P54</svg:desc>
                </draw:g>
              </table:table-cell>
              <table:table-cell office:value-type="float" office:value="200">
                <text:p>200</text:p>
                <draw:g>
                  <svg:desc>Tabelle1.Q30:Tabelle1.Q54</svg:desc>
                </draw:g>
              </table:table-cell>
              <table:table-cell office:value-type="float" office:value="200">
                <text:p>200</text:p>
                <draw:g>
                  <svg:desc>Tabelle1.R30:Tabelle1.R54</svg:desc>
                </draw:g>
              </table:table-cell>
              <table:table-cell office:value-type="float" office:value="200">
                <text:p>200</text:p>
                <draw:g>
                  <svg:desc>Tabelle1.S30:Tabelle1.S54</svg:desc>
                </draw:g>
              </table:table-cell>
              <table:table-cell office:value-type="float" office:value="200">
                <text:p>200</text:p>
                <draw:g>
                  <svg:desc>Tabelle1.T30:Tabelle1.T54</svg:desc>
                </draw:g>
              </table:table-cell>
              <table:table-cell office:value-type="float" office:value="190">
                <text:p>190</text:p>
                <draw:g>
                  <svg:desc>Tabelle1.U30:Tabelle1.U54</svg:desc>
                </draw:g>
              </table:table-cell>
            </table:table-row>
            <table:table-row>
              <table:table-cell office:value-type="float" office:value="0.92708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343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57291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72916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864583333333333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93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88541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97916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760416666666667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64583333333333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47916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22916666666667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82361111111111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9062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4375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322916666666667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552083333333333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708472222222222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437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90625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.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7.135cm" svg:y="0.316cm" chart:style-name="ch2">
          <text:p>No ACK</text:p>
        </chart:title>
        <chart:legend chart:legend-position="end" svg:x="13.445cm" svg:y="4.204cm" style:legend-expansion="high" chart:style-name="ch3"/>
        <chart:plot-area chart:style-name="ch4" table:cell-range-address="Tabelle1.C1:Tabelle1.C27 Tabelle1.G1:Tabelle1.G27" chart:data-source-has-labels="both" svg:x="0.319cm" svg:y="1.301cm" svg:width="12.807cm" svg:height="7.525cm">
          <chartooo:coordinate-region svg:x="1.397cm" svg:y="1.5cm" svg:width="11.589cm" svg:height="5.86cm"/>
          <chart:axis chart:dimension="x" chart:name="primary-x" chart:style-name="ch5" chartooo:axis-type="auto">
            <chartooo:date-scale/>
            <chart:categories table:cell-range-address="Tabelle1.C3:Tabelle1.C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G3:Tabelle1.G27" chart:label-cell-address="Tabelle1.G1:Tabelle1.G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avg [mA]</text:p>
                <text:list>
                  <text:list-item>
                    <text:p>I_avg [mA]</text:p>
                  </text:list-item>
                  <text:list-item>
                    <text:p/>
                  </text:list-item>
                </text:list>
                <draw:g>
                  <svg:desc>Tabelle1.G1:Tabelle1.G2</svg:desc>
                </draw:g>
              </table:table-cell>
            </table:table-row>
          </table:table-header-rows>
          <table:table-rows>
            <table:table-row>
              <table:table-cell office:value-type="float" office:value="0.854166666666667">
                <text:p>0</text:p>
                <draw:g>
                  <svg:desc>Tabelle1.C3:Tabelle1.C27</svg:desc>
                </draw:g>
              </table:table-cell>
              <table:table-cell office:value-type="float" office:value="0.6">
                <text:p>0.6</text:p>
                <draw:g>
                  <svg:desc>Tabelle1.G3:Tabelle1.G27</svg:desc>
                </draw:g>
              </table:table-cell>
            </table:table-row>
            <table:table-row>
              <table:table-cell office:value-type="float" office:value="0.916666666666667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447916666666667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5625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1875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54166666666667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29166666666667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96875">
                <text:p>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752777777777778">
                <text:p>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854166666666667">
                <text:p>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46875">
                <text:p>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65625">
                <text:p>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811377314814815">
                <text:p>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895833333333333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989583333333333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770833333333333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89583333333333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677083333333333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895833333333333">
                <text:p>0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466cm" svg:y="0.316cm" chart:style-name="ch2">
          <text:p>ACK</text:p>
        </chart:title>
        <chart:legend chart:legend-position="end" svg:x="13.55cm" svg:y="4.204cm" style:legend-expansion="high" chart:style-name="ch3"/>
        <chart:plot-area chart:style-name="ch4" table:cell-range-address="Tabelle1.C30:Tabelle1.C54 Tabelle1.G1:Tabelle1.G1 Tabelle1.G30:Tabelle1.G54" chart:data-source-has-labels="both" svg:x="0.319cm" svg:y="1.301cm" svg:width="12.912cm" svg:height="7.525cm">
          <chartooo:coordinate-region svg:x="1.397cm" svg:y="1.501cm" svg:width="11.694cm" svg:height="5.859cm"/>
          <chart:axis chart:dimension="x" chart:name="primary-x" chart:style-name="ch5" chartooo:axis-type="auto">
            <chartooo:date-scale/>
            <chart:categories table:cell-range-address="Tabelle1.C30:Tabelle1.C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G30:Tabelle1.G54" chart:label-cell-address="Tabelle1.G1:Tabelle1.G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avg [mA]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float" office:value="0.864583333333333">
                <text:p>0</text:p>
                <draw:g>
                  <svg:desc>Tabelle1.C30:Tabelle1.C54</svg:desc>
                </draw:g>
              </table:table-cell>
              <table:table-cell office:value-type="float" office:value="0.58">
                <text:p>0.58</text:p>
                <draw:g>
                  <svg:desc>Tabelle1.G30:Tabelle1.G54</svg:desc>
                </draw:g>
              </table:table-cell>
            </table:table-row>
            <table:table-row>
              <table:table-cell office:value-type="float" office:value="0.927083333333333">
                <text:p>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34375">
                <text:p>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572916666666667">
                <text:p>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29166666666667">
                <text:p>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864583333333333">
                <text:p>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75">
                <text:p>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885416666666667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979166666666667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760416666666667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864583333333333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479166666666667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822916666666667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882361111111111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90625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4375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322916666666667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552083333333333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708472222222222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84375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90625">
                <text:p>0</text:p>
              </table:table-cell>
              <table:table-cell office:value-type="float" office:value="1.35">
                <text:p>1.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